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0342" officeooo:paragraph-rsid="00180342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b6d68" officeooo:paragraph-rsid="001b6d68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201b26" officeooo:paragraph-rsid="00201b26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1b6d68" officeooo:paragraph-rsid="001b6d68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1d5873" officeooo:paragraph-rsid="001d5873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normal" officeooo:rsid="001b6d68" officeooo:paragraph-rsid="001b6d68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d5873" officeooo:paragraph-rsid="001d587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201a4d" officeooo:paragraph-rsid="00201a4d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201b26" officeooo:paragraph-rsid="00201b26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bold" officeooo:rsid="00201a4d" officeooo:paragraph-rsid="00201a4d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style="italic" style:text-underline-style="none" fo:font-weight="normal" officeooo:rsid="00201b26" officeooo:paragraph-rsid="00201b26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style:text-underline-style="none" fo:font-weight="normal" officeooo:rsid="001b6d68" officeooo:paragraph-rsid="001b6d68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style:text-underline-style="none" fo:font-weight="normal" officeooo:rsid="0021d990" officeooo:paragraph-rsid="00201b26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style:text-underline-style="none" fo:font-weight="normal" officeooo:rsid="002e8e9c" officeooo:paragraph-rsid="002e8e9c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style="italic" style:text-underline-style="none" fo:font-weight="normal" officeooo:rsid="00324838" officeooo:paragraph-rsid="00324838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font-size="12pt" fo:font-style="italic" style:text-underline-style="none" fo:font-weight="normal" officeooo:rsid="003606e2" officeooo:paragraph-rsid="003606e2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201b26" officeooo:paragraph-rsid="00201b26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37ea9" officeooo:paragraph-rsid="00237ea9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25700f" officeooo:paragraph-rsid="0025700f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font-size="12pt" fo:font-style="normal" style:text-underline-style="none" fo:font-weight="normal" officeooo:rsid="00201b26" officeooo:paragraph-rsid="00201b2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style:text-underline-style="none" fo:font-weight="normal" officeooo:rsid="00237ea9" officeooo:paragraph-rsid="00237ea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style:text-underline-style="none" fo:font-weight="normal" officeooo:rsid="00243e94" officeooo:paragraph-rsid="00243e9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break-before="page"/>
      <style:text-properties fo:font-size="12pt" fo:font-style="normal" style:text-underline-style="none" fo:font-weight="normal" officeooo:rsid="00201b26" officeooo:paragraph-rsid="00201b2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text-properties officeooo:rsid="00180342" officeooo:paragraph-rsid="00180342"/>
    </style:style>
    <style:style style:name="P25" style:family="paragraph" style:parent-style-name="Standard" style:list-style-name="L2">
      <style:text-properties officeooo:rsid="00180342" officeooo:paragraph-rsid="00180342"/>
    </style:style>
    <style:style style:name="P26" style:family="paragraph" style:parent-style-name="Standard" style:list-style-name="L3">
      <style:text-properties officeooo:rsid="00180342" officeooo:paragraph-rsid="00180342"/>
    </style:style>
    <style:style style:name="P27" style:family="paragraph" style:parent-style-name="Standard" style:list-style-name="L4">
      <style:text-properties officeooo:rsid="00180342" officeooo:paragraph-rsid="00180342"/>
    </style:style>
    <style:style style:name="P28" style:family="paragraph" style:parent-style-name="Standard" style:list-style-name="L5">
      <style:text-properties fo:font-size="12pt" style:text-underline-style="none" fo:font-weight="normal" officeooo:rsid="001b6d68" officeooo:paragraph-rsid="001b6d68" style:font-size-asian="10.5pt" style:font-weight-asian="normal" style:font-size-complex="12pt" style:font-weight-complex="normal"/>
    </style:style>
    <style:style style:name="P29" style:family="paragraph" style:parent-style-name="Standard" style:list-style-name="L6">
      <style:text-properties fo:font-size="12pt" style:text-underline-style="none" fo:font-weight="normal" officeooo:rsid="001b6d68" officeooo:paragraph-rsid="001b6d68" style:font-size-asian="10.5pt" style:font-weight-asian="normal" style:font-size-complex="12pt" style:font-weight-complex="normal"/>
    </style:style>
    <style:style style:name="P30" style:family="paragraph" style:parent-style-name="Standard" style:list-style-name="L7">
      <style:text-properties fo:font-size="12pt" style:text-underline-style="none" fo:font-weight="normal" officeooo:rsid="001d5873" officeooo:paragraph-rsid="001d5873" style:font-size-asian="10.5pt" style:font-weight-asian="normal" style:font-size-complex="12pt" style:font-weight-complex="normal"/>
    </style:style>
    <style:style style:name="P31" style:family="paragraph" style:parent-style-name="Standard" style:list-style-name="L9">
      <style:text-properties fo:font-size="12pt" style:text-underline-style="none" fo:font-weight="normal" officeooo:rsid="001d5873" officeooo:paragraph-rsid="001d5873" style:font-size-asian="10.5pt" style:font-weight-asian="normal" style:font-size-complex="12pt" style:font-weight-complex="normal"/>
    </style:style>
    <style:style style:name="P32" style:family="paragraph" style:parent-style-name="Standard" style:list-style-name="L7">
      <style:text-properties fo:font-size="12pt" style:text-underline-style="none" fo:font-weight="normal" officeooo:rsid="001ee8a0" officeooo:paragraph-rsid="001ee8a0" style:font-size-asian="10.5pt" style:font-weight-asian="normal" style:font-size-complex="12pt" style:font-weight-complex="normal"/>
    </style:style>
    <style:style style:name="P33" style:family="paragraph" style:parent-style-name="Standard" style:list-style-name="L8">
      <style:text-properties fo:font-size="12pt" style:text-underline-style="none" fo:font-weight="normal" officeooo:rsid="001de887" officeooo:paragraph-rsid="001de887" style:font-size-asian="10.5pt" style:font-weight-asian="normal" style:font-size-complex="12pt" style:font-weight-complex="normal"/>
    </style:style>
    <style:style style:name="P34" style:family="paragraph" style:parent-style-name="Standard" style:list-style-name="L9">
      <style:text-properties fo:font-size="12pt" style:text-underline-style="none" fo:font-weight="normal" officeooo:rsid="001de887" officeooo:paragraph-rsid="001de887" style:font-size-asian="10.5pt" style:font-weight-asian="normal" style:font-size-complex="12pt" style:font-weight-complex="normal"/>
    </style:style>
    <style:style style:name="P35" style:family="paragraph" style:parent-style-name="Standard" style:list-style-name="L9">
      <style:text-properties fo:font-size="12pt" style:text-underline-style="none" fo:font-weight="normal" officeooo:rsid="00201a4d" officeooo:paragraph-rsid="00201a4d" style:font-size-asian="10.5pt" style:font-weight-asian="normal" style:font-size-complex="12pt" style:font-weight-complex="normal"/>
    </style:style>
    <style:style style:name="P36" style:family="paragraph" style:parent-style-name="Standard" style:list-style-name="L10">
      <style:text-properties fo:font-size="12pt" style:text-underline-style="none" fo:font-weight="normal" officeooo:rsid="00201a4d" officeooo:paragraph-rsid="00201a4d" style:font-size-asian="10.5pt" style:font-weight-asian="normal" style:font-size-complex="12pt" style:font-weight-complex="normal"/>
    </style:style>
    <style:style style:name="P37" style:family="paragraph" style:parent-style-name="Standard" style:list-style-name="L10">
      <style:text-properties fo:font-size="12pt" style:text-underline-style="none" fo:font-weight="normal" officeooo:rsid="00201b26" officeooo:paragraph-rsid="00201b26" style:font-size-asian="10.5pt" style:font-weight-asian="normal" style:font-size-complex="12pt" style:font-weight-complex="normal"/>
    </style:style>
    <style:style style:name="P38" style:family="paragraph" style:parent-style-name="Standard" style:list-style-name="L11">
      <style:text-properties fo:font-size="12pt" fo:font-style="normal" style:text-underline-style="none" fo:font-weight="normal" officeooo:rsid="00201b26" officeooo:paragraph-rsid="00201b2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2">
      <style:text-properties fo:font-size="12pt" fo:font-style="normal" style:text-underline-style="none" fo:font-weight="normal" officeooo:rsid="00237ea9" officeooo:paragraph-rsid="00237ea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3">
      <style:text-properties fo:font-size="12pt" fo:font-style="normal" style:text-underline-style="none" fo:font-weight="normal" officeooo:rsid="00237ea9" officeooo:paragraph-rsid="00237ea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3">
      <style:text-properties fo:font-size="12pt" fo:font-style="normal" style:text-underline-style="none" fo:font-weight="normal" officeooo:rsid="00243e94" officeooo:paragraph-rsid="00243e9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4">
      <style:text-properties fo:font-size="12pt" fo:font-style="normal" style:text-underline-style="none" fo:font-weight="normal" officeooo:rsid="0025700f" officeooo:paragraph-rsid="0025700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style:text-underline-style="none" fo:font-weight="normal" officeooo:rsid="00385edc" officeooo:paragraph-rsid="00385edc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7">
      <style:text-properties fo:font-size="12pt" fo:font-style="normal" style:text-underline-style="none" fo:font-weight="normal" officeooo:rsid="00385edc" officeooo:paragraph-rsid="00385edc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8">
      <style:text-properties fo:font-size="12pt" fo:font-style="normal" style:text-underline-style="none" fo:font-weight="normal" officeooo:rsid="00385edc" officeooo:paragraph-rsid="00385edc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8">
      <style:text-properties fo:font-size="12pt" fo:font-style="normal" style:text-underline-style="none" fo:font-weight="normal" officeooo:rsid="00392597" officeooo:paragraph-rsid="0039259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8">
      <style:text-properties fo:font-size="12pt" fo:font-style="normal" style:text-underline-style="none" fo:font-weight="normal" officeooo:rsid="003b12a2" officeooo:paragraph-rsid="003b12a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3">
      <style:text-properties fo:font-size="12pt" fo:font-style="normal" style:text-underline-style="solid" style:text-underline-width="auto" style:text-underline-color="font-color" fo:font-weight="bold" officeooo:rsid="00237ea9" officeooo:paragraph-rsid="00237ea9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 style:list-style-name="L15">
      <style:text-properties fo:font-size="12pt" fo:font-style="italic" style:text-underline-style="none" fo:font-weight="normal" officeooo:rsid="003606e2" officeooo:paragraph-rsid="003606e2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 style:list-style-name="L15">
      <style:text-properties fo:font-size="12pt" fo:font-style="italic" style:text-underline-style="none" fo:font-weight="normal" officeooo:rsid="00370947" officeooo:paragraph-rsid="00370947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 style:list-style-name="L15">
      <style:text-properties fo:font-size="12pt" fo:font-style="italic" style:text-underline-style="none" fo:font-weight="normal" officeooo:rsid="0037371a" officeooo:paragraph-rsid="0037371a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text-properties fo:font-size="12pt" fo:font-style="italic" style:text-underline-style="none" fo:font-weight="normal" officeooo:rsid="0037371a" officeooo:paragraph-rsid="0037371a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fo:font-size="12pt" fo:font-style="italic" style:text-underline-style="none" fo:font-weight="normal" officeooo:rsid="00385edc" officeooo:paragraph-rsid="00385edc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882cb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d5873" style:font-weight-asian="normal" style:font-weight-complex="normal"/>
    </style:style>
    <style:style style:name="T5" style:family="text">
      <style:text-properties style:text-underline-style="none" fo:font-weight="normal" officeooo:rsid="001de887" style:font-weight-asian="normal" style:font-weight-complex="normal"/>
    </style:style>
    <style:style style:name="T6" style:family="text">
      <style:text-properties style:text-underline-style="none" fo:font-weight="normal" officeooo:rsid="0021d990" style:font-weight-asian="normal" style:font-weight-complex="normal"/>
    </style:style>
    <style:style style:name="T7" style:family="text">
      <style:text-properties style:text-underline-style="none" fo:font-weight="normal" officeooo:rsid="00243e94" style:font-weight-asian="normal" style:font-weight-complex="normal"/>
    </style:style>
    <style:style style:name="T8" style:family="text">
      <style:text-properties style:text-underline-style="none" fo:font-weight="normal" officeooo:rsid="0025700f" style:font-weight-asian="normal" style:font-weight-complex="normal"/>
    </style:style>
    <style:style style:name="T9" style:family="text">
      <style:text-properties style:text-underline-style="none" officeooo:rsid="0021d990"/>
    </style:style>
    <style:style style:name="T10" style:family="text">
      <style:text-properties style:text-underline-style="none" officeooo:rsid="00243e94"/>
    </style:style>
    <style:style style:name="T11" style:family="text">
      <style:text-properties officeooo:rsid="001ee8a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officeooo:rsid="00201b26" style:font-weight-asian="normal" style:font-weight-complex="normal"/>
    </style:style>
    <style:style style:name="T14" style:family="text">
      <style:text-properties officeooo:rsid="002f1deb"/>
    </style:style>
    <style:style style:name="T15" style:family="text">
      <style:text-properties officeooo:rsid="00344af3"/>
    </style:style>
    <style:style style:name="T16" style:family="text">
      <style:text-properties officeooo:rsid="00370947"/>
    </style:style>
    <style:style style:name="T17" style:family="text">
      <style:text-properties officeooo:rsid="00385e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den z vikingských nájezdů se dostali až k Cařihradu.</text:p>
      <text:p text:style-name="P1">V každé zemi nazývání jinak</text:p>
      <text:list xml:id="list4012477191677747128" text:style-name="L1">
        <text:list-item>
          <text:p text:style-name="P24">UK → Dánové</text:p>
        </text:list-item>
        <text:list-item>
          <text:p text:style-name="P24">De + Fr → Normané</text:p>
        </text:list-item>
        <text:list-item>
          <text:p text:style-name="P24">Ru → Varjagové</text:p>
        </text:list-item>
      </text:list>
      <text:p text:style-name="P1"/>
      <text:p text:style-name="P1">Kolonizace</text:p>
      <text:list xml:id="list1249713286000443111" text:style-name="L2">
        <text:list-item>
          <text:p text:style-name="P25">Skandinávie přelidněna</text:p>
        </text:list-item>
      </text:list>
      <text:list xml:id="list2737924608722947298" text:style-name="L3">
        <text:list-item>
          <text:p text:style-name="P26">Obydlení Islandu už koncem 8. století</text:p>
        </text:list-item>
        <text:list-item>
          <text:p text:style-name="P26">Vyhnaní vrazi</text:p>
          <text:list>
            <text:list-item>
              <text:p text:style-name="P26">Častý trest, který většinou znamenal smrt</text:p>
            </text:list-item>
          </text:list>
        </text:list-item>
      </text:list>
      <text:p text:style-name="P1"><text:tab/>Erik Rudý</text:p>
      <text:list xml:id="list7299590563326700805" text:style-name="L4">
        <text:list-item>
          <text:p text:style-name="P27">V roce 982 vyhnán z Islandu za vraždu</text:p>
        </text:list-item>
        <text:list-item>
          <text:p text:style-name="P27">Narazil na novou zemi Gröenland → Zelená země, dnešní Grónsko</text:p>
          <text:list>
            <text:list-item>
              <text:p text:style-name="P27">Tehdy ještě zelené zřejmě bylo</text:p>
            </text:list-item>
          </text:list>
        </text:list-item>
        <text:list-item>
          <text:p text:style-name="P27">Plul dál a objevil Ameriku → Newfoundland</text:p>
        </text:list-item>
        <text:list-item>
          <text:p text:style-name="P27">Doklady jsou z <text:span text:style-name="T1">Eddy</text:span></text:p>
          <text:list>
            <text:list-item>
              <text:p text:style-name="P27">psáno runovým písmem</text:p>
            </text:list-item>
            <text:list-item>
              <text:p text:style-name="P27">milovali zachycování hrdinských příběhů</text:p>
            </text:list-item>
          </text:list>
        </text:list-item>
      </text:list>
      <text:p text:style-name="P1"/>
      <text:p text:style-name="P1"/>
      <text:p text:style-name="P2">Kyjevská Rus</text:p>
      <text:p text:style-name="P12">Kmeny na Ukrajině a na severu Ruska bydlely na úrodné půdě početné kmeny. Postupně se zde začíná rozvíjet obchod. Na severu obchodují Varjagové a na jihu byzantýncí. Obchodní cesta mezi těmito dvěma národy vedla územím ruských kmenů, převážně po řekách. U této stezky vzniká u Ladožského jezera město Novgorod a na řece Dněpru Kyjev. V roce 862 se Varjagové zmocní Kyjeva.</text:p>
      <text:p text:style-name="P6"/>
      <text:p text:style-name="P4"><text:span text:style-name="T2">Rurik</text:span><text:span text:style-name="T3"> (862 - 879)</text:span></text:p>
      <text:list xml:id="list7400276967755070058" text:style-name="L5">
        <text:list-item>
          <text:p text:style-name="P28">Vedl Varjagské obsazení Kyjeva</text:p>
        </text:list-item>
        <text:list-item>
          <text:p text:style-name="P28">V roce 862 nastupuje jako první člen dynastie Rurikovců</text:p>
        </text:list-item>
        <text:list-item>
          <text:p text:style-name="P28">Když umře, jeho syn Igor je ještě příliš mladý na to, aby vládl</text:p>
        </text:list-item>
      </text:list>
      <text:p text:style-name="P6"/>
      <text:p text:style-name="P4"><text:span text:style-name="T2">Oleg </text:span><text:span text:style-name="T3">(879 - 903)</text:span></text:p>
      <text:list xml:id="list5496153214111442636" text:style-name="L6">
        <text:list-item>
          <text:p text:style-name="P29">Igorův poručník</text:p>
          <text:list>
            <text:list-item>
              <text:p text:style-name="P29">Igor nastupuje až po Olegově smrti</text:p>
            </text:list-item>
          </text:list>
        </text:list-item>
        <text:list-item>
          <text:p text:style-name="P29">Vikingští Varjagové se asimilují se slovanským obyvatelstvem</text:p>
        </text:list-item>
      </text:list>
      <text:p text:style-name="P6"/>
      <text:p text:style-name="P6">Kyjevští vládcové kvůli nedostatku přírodních bariér musí čelit neustálým útokům stepních nájezdníků → Pečenějů</text:p>
      <text:p text:style-name="P6"/>
      <text:p text:style-name="P4"><text:span text:style-name="T2">Vladimír veliký</text:span><text:span text:style-name="T3"> [Slunéčko] (970 - </text:span><text:span text:style-name="T4">1015</text:span><text:span text:style-name="T3">)</text:span></text:p>
      <text:list xml:id="list1180432969391754961" text:style-name="L7">
        <text:list-item>
          <text:p text:style-name="P30">Přinesl do Kyjevské Rusi křesťanství</text:p>
          <text:list>
            <text:list-item>
              <text:p text:style-name="P30">Vzal si byzantskou princeznu Annu</text:p>
            </text:list-item>
            <text:list-item>
              <text:p text:style-name="P30">Křest v řece Dněpru i s jeho šlechtou → Bojary</text:p>
            </text:list-item>
            <text:list-item>
              <text:p text:style-name="P32">Služba v národním jazyce</text:p>
            </text:list-item>
          </text:list>
        </text:list-item>
        <text:list-item>
          <text:p text:style-name="P30">Navázány i kontakty s Boleslavem II.</text:p>
        </text:list-item>
        <text:list-item>
          <text:p text:style-name="P30">V K<text:span text:style-name="T11">y</text:span>jevě vzniká mnoho kostelů</text:p>
        </text:list-item>
        <text:list-item>
          <text:p text:style-name="P30">Zákony</text:p>
          <text:list>
            <text:list-item>
              <text:p text:style-name="P30">Zákon stařešinský → na trůn nastoupí nejstarší syn</text:p>
            </text:list-item>
          </text:list>
        </text:list-item>
      </text:list>
      <text:p text:style-name="P7"><text:soft-page-break/></text:p>
      <text:p text:style-name="P7"><text:span text:style-name="T12">Svatopluk</text:span> (1015)</text:p>
      <text:list xml:id="list1068199132848110313" text:style-name="L8">
        <text:list-item>
          <text:p text:style-name="P33">Vyhnán mladším bratrem</text:p>
        </text:list-item>
      </text:list>
      <text:p text:style-name="P7"/>
      <text:p text:style-name="P5"><text:span text:style-name="T2">Jaroslav Vladimirovič</text:span><text:span text:style-name="T3"> </text:span><text:span text:style-name="T5">(1015 - </text:span></text:p>
      <text:list xml:id="list3591757930396515809" text:style-name="L9">
        <text:list-item>
          <text:p text:style-name="P31">Rozvoj státu</text:p>
        </text:list-item>
        <text:list-item>
          <text:p text:style-name="P31">První zákoník → Ruská pravda</text:p>
        </text:list-item>
        <text:list-item>
          <text:p text:style-name="P34">Expanze na sever k Baltu</text:p>
        </text:list-item>
        <text:list-item>
          <text:p text:style-name="P34">Stále nemá přirozené hranice, o území rozhoduje schopnost panovníka</text:p>
          <text:list>
            <text:list-item>
              <text:p text:style-name="P35">Po jeho smrti má země územní problémy</text:p>
            </text:list-item>
          </text:list>
        </text:list-item>
      </text:list>
      <text:p text:style-name="P8"/>
      <text:p text:style-name="P11">Nevýznamní panovníci</text:p>
      <text:p text:style-name="P8"/>
      <text:p text:style-name="P10">Vladimír Monomach <text:span text:style-name="T13">(1113 - 1125)</text:span></text:p>
      <text:list xml:id="list3929505219871778919" text:style-name="L10">
        <text:list-item>
          <text:p text:style-name="P36">Za jeho vlády dosáhla říše vrcholu</text:p>
          <text:list>
            <text:list-item>
              <text:p text:style-name="P37">Říje je rozdělena na údělná knížectví, kterým vládli jeho mladší bratři</text:p>
              <text:list>
                <text:list-item>
                  <text:p text:style-name="P37">Na čas utlumí pře o moc, ale nahlodává centrální vládu</text:p>
                </text:list-item>
              </text:list>
            </text:list-item>
          </text:list>
        </text:list-item>
      </text:list>
      <text:p text:style-name="P9"/>
      <text:p text:style-name="P11">Nevýznamní panovníci způsobující úpadek Kyjevské rusi</text:p>
      <text:list xml:id="list6147758207079294377" text:style-name="L11">
        <text:list-item>
          <text:p text:style-name="P38">Kníže Andrej Bogoljuskyj vyplenil Kyjev (v roce 1169)</text:p>
          <text:list>
            <text:list-item>
              <text:p text:style-name="P38">Nové centrum bude ve Vladimiři</text:p>
              <text:list>
                <text:list-item>
                  <text:p text:style-name="P38">Také lépe chráněna</text:p>
                </text:list-item>
              </text:list>
            </text:list-item>
          </text:list>
        </text:list-item>
        <text:list-item>
          <text:p text:style-name="P38">Během 4. křižácké výpravy je obsazen Byzanc a Kyjevská rus začne strádat i obchodně</text:p>
        </text:list-item>
      </text:list>
      <text:p text:style-name="P20"/>
      <text:p text:style-name="P23"/>
      <text:p text:style-name="P20"/>
      <text:p text:style-name="P3">Francie</text:p>
      <text:p text:style-name="P17"><text:span text:style-name="T3">Verdenskou smlouvou se v roce 843 rozpadla Franská říše. Ze západní části vzniká samostatný stát. Území ovládá silná šlechta, která neumožňuje rozvoj centralizované moci. </text:span><text:span text:style-name="T6">Francký král je sice uznáván jako panovník, ale vládne pouze malému území v okolí Paříže. Kvůli pravidelným nájezdům Normanů je Francie nucena vydat sever říše.</text:span></text:p>
      <text:p text:style-name="P13"/>
      <text:p text:style-name="P18"><text:span text:style-name="T9">H</text:span><text:span text:style-name="T2">ugo Kapet </text:span><text:span text:style-name="T3">(987 – 996)</text:span></text:p>
      <text:list xml:id="list2326255611908556591" text:style-name="L12">
        <text:list-item>
          <text:p text:style-name="P39">Započal dynastii Kapetovců</text:p>
        </text:list-item>
        <text:list-item>
          <text:p text:style-name="P39">Charakter jeho vlády je ale stále stejný, jednotlivá území mají naprostou autonomii</text:p>
        </text:list-item>
        <text:list-item>
          <text:p text:style-name="P39">Nejmocnějšími šlechtici jsou vévoda Normanský, Akvitánský, Burgundský</text:p>
          <text:list>
            <text:list-item>
              <text:p text:style-name="P39">Dělali si prakticky co chtěli</text:p>
            </text:list-item>
          </text:list>
        </text:list-item>
        <text:list-item>
          <text:p text:style-name="P39">Kapet navázal úzké vztahy s církví</text:p>
        </text:list-item>
      </text:list>
      <text:p text:style-name="P21"/>
      <text:p text:style-name="P18"><text:span text:style-name="T2">Robert </text:span><text:span text:style-name="T10">I. „Svatý“</text:span><text:span text:style-name="T2"> </text:span><text:span text:style-name="T3">(996 - </text:span><text:span text:style-name="T8">1031</text:span><text:span text:style-name="T3">)</text:span></text:p>
      <text:list xml:id="list2642950923799293934" text:style-name="L13">
        <text:list-item>
          <text:p text:style-name="P48"><text:span text:style-name="T7">Ž</text:span><text:span text:style-name="T3">enatý se svou sestřenicí</text:span></text:p>
          <text:list>
            <text:list-item>
              <text:p text:style-name="P48"><text:span text:style-name="T7">P</text:span><text:span text:style-name="T3">apež mu to vytkl</text:span></text:p>
              <text:list>
                <text:list-item>
                  <text:p text:style-name="P40">Bere si novou ženu Konstancii z Provance (v té době to nebylo Frantské území)</text:p>
                  <text:list>
                    <text:list-item>
                      <text:p text:style-name="P40">Hraniční s Arabským chálífáte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Vzniká courtoisie, dvorské chování rytířů</text:p>
          <text:list>
            <text:list-item>
              <text:p text:style-name="P41">Dvor Konstancie přináší nový životní a módní styl</text:p>
            </text:list-item>
          </text:list>
        </text:list-item>
        <text:list-item>
          <text:p text:style-name="P41">V roce 1000 mělo dojít ke konci světa</text:p>
          <text:list>
            <text:list-item>
              <text:p text:style-name="P41">Mnišské hnutí se začíná prosazovat, zbožnost nesmírně vzrostla</text:p>
            </text:list-item>
            <text:list-item>
              <text:p text:style-name="P41">Mohutné poutě do Jerusaléma</text:p>
              <text:list>
                <text:list-item>
                  <text:p text:style-name="P41">Boží chrám zbourán chálífem, aby nepřicházelo tolik poutníků</text:p>
                </text:list-item>
                <text:list-item>
                  <text:p text:style-name="P41">Rozšířila se chýra, že jim to poradili židé → první velký pogrom</text:p>
                </text:list-item>
              </text:list>
            </text:list-item>
          </text:list>
        </text:list-item>
        <text:list-item>
          <text:p text:style-name="P41">první „kacířská“ hnutí</text:p>
          <text:list>
            <text:list-item>
              <text:p text:style-name="P41">V řečtině „čistý“</text:p>
            </text:list-item>
            <text:list-item>
              <text:p text:style-name="P41">Bogomilové</text:p>
              <text:list>
                <text:list-item>
                  <text:p text:style-name="P41">Odmítali platit daně, poslouchat vrchnost, zabíjet zvířata</text:p>
                </text:list-item>
                <text:list-item>
                  <text:p text:style-name="P41">persekuováni</text:p>
                </text:list-item>
              </text:list>
            </text:list-item>
          </text:list>
        </text:list-item>
        <text:list-item>
          <text:p text:style-name="P41"><text:s/>3 synové</text:p>
          <text:list>
            <text:list-item>
              <text:p text:style-name="P41">1. zemřel za života otce</text:p>
            </text:list-item>
            <text:list-item>
              <text:p text:style-name="P41">2. byl slabomyslný</text:p>
            </text:list-item>
            <text:list-item>
              <text:p text:style-name="P41">3. také ale dosedl na trůn</text:p>
            </text:list-item>
          </text:list>
        </text:list-item>
      </text:list>
      <text:p text:style-name="P22"/>
      <text:p text:style-name="P19"><text:span text:style-name="T2">Jindřich I.</text:span><text:span text:style-name="T3"> (1031 - 1060)</text:span></text:p>
      <text:list xml:id="list2361682843531713804" text:style-name="L14">
        <text:list-item>
          <text:p text:style-name="P42">Na trůnu se udržel jen pomocí Normanů</text:p>
          <text:list>
            <text:list-item>
              <text:p text:style-name="P42">Normanský kníže Jável</text:p>
              <text:list>
                <text:list-item>
                  <text:p text:style-name="P42">Nemanželský syn Vilém, Vilém Dobyvatel</text:p>
                </text:list-item>
              </text:list>
            </text:list-item>
          </text:list>
        </text:list-item>
        <text:list-item>
          <text:p text:style-name="P42">Nebyl schopen řídit zemi</text:p>
          <text:list>
            <text:list-item>
              <text:p text:style-name="P42">Plno povstání proti vrchnosti</text:p>
            </text:list-item>
            <text:list-item>
              <text:p text:style-name="P42">Církev vyhlásila „Treuga Dei“ - 1041</text:p>
              <text:list>
                <text:list-item>
                  <text:p text:style-name="P42">Věčný mír</text:p>
                </text:list-item>
                <text:list-item>
                  <text:p text:style-name="P42">Zakázali každý násilný skutek od středy večer do pondělí rána pod podmínkou vyloučení z církve → odepření chleba a vody</text:p>
                </text:list-item>
              </text:list>
            </text:list-item>
          </text:list>
        </text:list-item>
      </text:list>
      <text:p text:style-name="P14"/>
      <text:p text:style-name="P14">vsuvka na papíře</text:p>
      <text:p text:style-name="P14"><text:soft-page-break/>Města</text:p>
      <text:p text:style-name="P14"><text:tab/>Od vesnic se lišila hlavně tí<text:span text:style-name="T14">m</text:span>, že zde dochází k centralizaci obchodu. Města královská byla řízena volenými představiteli <text:span text:style-name="T14">(Městskou radou → Konšelé), kterých bylo zpravidla 12. Na každý měsíc je vybrán jeden purkmistr. Dalším vysokým představitelem byl rychtář → soudce, který se časem začíná starat o ekonomiku, stav města a velitel městských biřiců (Městské hotovosti). Patricijové byli nejbohatší občané města a mohli volit konšely. Další vrstvou byli řemeslníci. Sdružení v cechy proběhlo pro zabránění konkurence řemeslníků. Vedl ji cechmistr. Existovala společná cechovní pokladna, ze které se třeba nakupoval společný materiál. Každá dílna měla mistra a učedníky. Průměrná učební délka trvala 3 roky. Učedník pracoval za stravu a byt. Poté se stal tovaryšem → vyučeným námezdním dělníkem. Tovaryš se mohl stát mistrem, pokud vyrobil tzv. Mistrovský kus a také složit cechu peněžní sumu. Dále existovala nečestná povolání, jako třeba zloději, lehké děvy, žebráci → měli i svůj vlastní cech.</text:span></text:p>
      <text:p text:style-name="P14"/>
      <text:p text:style-name="P15">Města poddanská</text:p>
      <text:p text:style-name="P15">Správa v rukou rychtáře (jmenovaného šlechtou vlastnící město). Pokud se šlechtic dostal do dluhů, města mu půjčovala za ústupky → třeba za zavedení konšelů. V Itálii se některá města osamostatňují a někdy šlechtice vyženou. Město mělo omezená práva udělena panovníkem. Právo tržní → monopol pro pořádání trhů. Velký výroční trh na počest místního patrona kostela → Jarmark. <text:span text:style-name="T15">Právo mílové → monopol na řemeslníky v okruhu jedné míle kolem města. Právo skladu → povinnost obchodníků složit tovar v tomto městě, ať už jeli kamkoli. Právo varné → právo vařit ve městě pivo, které bylo používáno jako potrava, nejenom nápoj. Právo hradební zase umožňovalo ohradit město hradbami. Právo hrdelní → dovolilo <text:s/>městskému soudu doudit vraždy a zaměstnávat kata. Města se takké začínají stávat centrem vzdělání (kvůli obchodu) → „triviální“ školy – čtení, psaní a počítání. Dále pak vznikají preceptoři → soukromí učitelé. Vznik univerzit.</text:span></text:p>
      <text:p text:style-name="P15"/>
      <text:p text:style-name="P16">Univerzity</text:p>
      <text:list xml:id="list909189528395209595" text:style-name="L15">
        <text:list-item>
          <text:p text:style-name="P49">církevní instituce</text:p>
          <text:list>
            <text:list-item>
              <text:p text:style-name="P49">založení panovníkem</text:p>
            </text:list-item>
            <text:list-item>
              <text:p text:style-name="P49">vedeny církví, řídí se klerickým právem</text:p>
            </text:list-item>
          </text:list>
        </text:list-item>
        <text:list-item>
          <text:p text:style-name="P49">všechny mají stejnou stejnou strukturu</text:p>
          <text:list>
            <text:list-item>
              <text:p text:style-name="P49">Artistická (filosofická) →<text:span text:style-name="T16"> Titul Bc.</text:span></text:p>
              <text:list>
                <text:list-item>
                  <text:p text:style-name="P49">vstupní, prerekviziční</text:p>
                </text:list-item>
                <text:list-item>
                  <text:p text:style-name="P49">základem 7 svobodných umění → trivium + quadridium</text:p>
                  <text:list>
                    <text:list-item>
                      <text:p text:style-name="P49">Trivium = Latinská gramatika, L-ská rétorika, logika</text:p>
                    </text:list-item>
                    <text:list-item>
                      <text:p text:style-name="P49">Quadridum = Aritmetika, Geometrie, Astronomie a Hudba</text:p>
                    </text:list-item>
                  </text:list>
                </text:list-item>
              </text:list>
            </text:list-item>
            <text:list-item>
              <text:p text:style-name="P50">Právnická </text:p>
            </text:list-item>
            <text:list-item>
              <text:p text:style-name="P50">Medicínská</text:p>
            </text:list-item>
            <text:list-item>
              <text:p text:style-name="P50">Teologická Mgr. (Mistr)</text:p>
            </text:list-item>
          </text:list>
        </text:list-item>
        <text:list-item>
          <text:p text:style-name="P50">V čele fakulty stál děkan volený studenty</text:p>
        </text:list-item>
        <text:list-item>
          <text:p text:style-name="P50">Chod celé univerzity zařizoval rektor vybíraný biskupem</text:p>
        </text:list-item>
        <text:list-item>
          <text:p text:style-name="P50">Hlavou instituce (nominálně) byl biskup</text:p>
        </text:list-item>
        <text:list-item>
          <text:p text:style-name="P50">Akademické svobody</text:p>
          <text:list>
            <text:list-item>
              <text:p text:style-name="P50">pro univerzity platí pouze církevní právo</text:p>
              <text:list>
                <text:list-item>
                  <text:p text:style-name="P50">Neuznává trest smrti</text:p>
                </text:list-item>
              </text:list>
            </text:list-item>
          </text:list>
        </text:list-item>
        <text:list-item>
          <text:p text:style-name="P50">Postupně docházelo k upřednostňování jedné z fakult</text:p>
        </text:list-item>
        <text:list-item>
          <text:p text:style-name="P50">Univerzity</text:p>
          <text:list>
            <text:list-item>
              <text:p text:style-name="P50">Bologna, Padoma, Salermo → nejstarší a nejproslulejší</text:p>
            </text:list-item>
            <text:list-item>
              <text:p text:style-name="P50">Cambidge, Oxford</text:p>
            </text:list-item>
            <text:list-item>
              <text:p text:style-name="P50">Sorbona</text:p>
            </text:list-item>
            <text:list-item>
              <text:p text:style-name="P51">Montpellier → znalosti z Arábie</text:p>
            </text:list-item>
            <text:list-item>
              <text:p text:style-name="P51"><text:soft-page-break/>Salamanca</text:p>
            </text:list-item>
            <text:list-item>
              <text:p text:style-name="P51">Univerzita Karlova</text:p>
              <text:list>
                <text:list-item>
                  <text:p text:style-name="P51">Teologická</text:p>
                </text:list-item>
              </text:list>
            </text:list-item>
          </text:list>
        </text:list-item>
      </text:list>
      <text:p text:style-name="P52">Města měla vliv na feudální systém, rozvracela ho. Městské obyvatelstvo bylo svobodné. <text:span text:style-name="T17">Město také nejvíce podpořilo rozvoj peněžního hospodářství. Města se časem stávají jako 3. stav podporou Krále proti šlechtě. Měla význam i kulturní.</text:span></text:p>
      <text:p text:style-name="P52"/>
      <text:p text:style-name="P53">Pár vědomostí o pyrenejském poloostrově.</text:p>
      <text:p text:style-name="P53"/>
      <text:p text:style-name="P43">Akhan II.</text:p>
      <text:list xml:id="list2396985748303086069" text:style-name="L17">
        <text:list-item>
          <text:p text:style-name="P44">Za jeho života byl asi největší rozkvět říše</text:p>
          <text:list>
            <text:list-item>
              <text:p text:style-name="P44">Obrovská knihovna</text:p>
            </text:list-item>
            <text:list-item>
              <text:p text:style-name="P44">Nenáviděn muslimskými kněžími</text:p>
            </text:list-item>
            <text:list-item>
              <text:p text:style-name="P44">Za jeho vlády přicházejí studovat i studenti z Itálie, Španělska i Francie</text:p>
              <text:list>
                <text:list-item>
                  <text:p text:style-name="P44">Rozvinuté právnictví, medicína, matematika</text:p>
                </text:list-item>
              </text:list>
            </text:list-item>
          </text:list>
        </text:list-item>
      </text:list>
      <text:p text:style-name="P43"/>
      <text:p text:style-name="P43">Hišam II.</text:p>
      <text:list xml:id="list7986968739654288432" text:style-name="L18">
        <text:list-item>
          <text:p text:style-name="P45">V době otcovy smrti je mu 9</text:p>
          <text:list>
            <text:list-item>
              <text:p text:style-name="P45">Vládne za něj matka a Almanzor → první ministr</text:p>
              <text:list>
                <text:list-item>
                  <text:p text:style-name="P45">Dobrý diplomat a organizátor. Netoužil po koruně, ale fakticky vládl</text:p>
                </text:list-item>
              </text:list>
            </text:list-item>
            <text:list-item>
              <text:p text:style-name="P46">Musí čelit hrozbě křesťanských států</text:p>
              <text:list>
                <text:list-item>
                  <text:p text:style-name="P46">Leon, Kastílie, Navara, Castellanské, Aragonské království</text:p>
                  <text:list>
                    <text:list-item>
                      <text:p text:style-name="P46">Občas se proti Maurům spojili</text:p>
                    </text:list-item>
                  </text:list>
                </text:list-item>
                <text:list-item>
                  <text:p text:style-name="P46">981 je v bitvě porazí</text:p>
                </text:list-item>
                <text:list-item>
                  <text:p text:style-name="P46">Posléze v bitvě u Kalatanezor umírá</text:p>
                </text:list-item>
                <text:list-item>
                  <text:p text:style-name="P46">Začíná Reconquista</text:p>
                </text:list-item>
              </text:list>
            </text:list-item>
          </text:list>
        </text:list-item>
        <text:list-item>
          <text:p text:style-name="P47">Chálífát se rozpadá na malé kousk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21:56.078246381</meta:creation-date>
    <dc:date>2018-04-18T11:40:11.115339906</dc:date>
    <meta:editing-duration>PT5H15M35S</meta:editing-duration>
    <meta:editing-cycles>10</meta:editing-cycles>
    <meta:generator>LibreOffice/5.1.6.2$Linux_x86 LibreOffice_project/10m0$Build-2</meta:generator>
    <meta:document-statistic meta:table-count="0" meta:image-count="0" meta:object-count="0" meta:page-count="5" meta:paragraph-count="146" meta:word-count="1278" meta:character-count="7671" meta:non-whitespace-character-count="6647"/>
  </office:meta>
</office:document-meta>
</file>